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4cm">
          <text:p text:style-name="P1"><text:span text:style-name="T1">Escribir “Introduce </text:span></text:p>
          <text:p text:style-name="P1"><text:span text:style-name="T1">tres númer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6cm">
          <text:p text:style-name="P1"><text:span text:style-name="T1">Leer x, y,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3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9.5cm" svg:y1="3cm" svg:x2="9.5cm" svg:y2="4cm">
          <text:p/>
        </draw:line>
        <draw:line draw:style-name="gr2" draw:text-style-name="P4" draw:layer="layout" svg:x1="9.5cm" svg:y1="5cm" svg:x2="9.5cm" svg:y2="6cm">
          <text:p/>
        </draw:line>
        <draw:custom-shape draw:style-name="gr1" draw:text-style-name="P2" draw:id="id1" draw:layer="layout" svg:width="4cm" svg:height="2cm" svg:x="7.5cm" svg:y="8cm">
          <text:p text:style-name="P3"><text:span text:style-name="T1">(x &lt; y)</text:span></text:p>
          <text:p text:style-name="P3"><text:span text:style-name="T1">&amp;&amp;</text:span></text:p>
          <text:p text:style-name="P3"><text:span text:style-name="T1">(y &lt; z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" draw:layer="layout" svg:width="5cm" svg:height="1.5cm" svg:x="3.5cm" svg:y="11cm">
          <text:p text:style-name="P1"><text:span text:style-name="T1">Escribir “los números</text:span></text:p>
          <text:p text:style-name="P1"><text:span text:style-name="T1">están ordenad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svg:x1="7.5cm" svg:y1="8.999cm" svg:x2="6cm" svg:y2="11cm" draw:start-shape="id1" draw:start-glue-point="5" draw:end-shape="id2" svg:d="m7500 8999h-1500v2001">
          <text:p/>
        </draw:connector>
        <draw:connector draw:style-name="gr2" draw:text-style-name="P4" draw:layer="layout" svg:x1="5.999cm" svg:y1="12.5cm" svg:x2="9cm" svg:y2="13.999cm" draw:start-shape="id2" draw:start-glue-point="8" draw:end-shape="id3" draw:end-glue-point="6" svg:d="m5999 12500v1499h3001">
          <text:p/>
        </draw:connector>
        <draw:custom-shape draw:style-name="gr1" draw:text-style-name="P2" draw:layer="layout" svg:width="4cm" svg:height="1cm" svg:x="7.5cm" svg:y="16cm">
          <text:p text:style-name="P3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9.5cm" svg:y1="14.5cm" svg:x2="9.5cm" svg:y2="16cm">
          <text:p/>
        </draw:line>
        <draw:connector draw:style-name="gr2" draw:text-style-name="P4" draw:layer="layout" svg:x1="11.498cm" svg:y1="8.999cm" svg:x2="13.499cm" svg:y2="11cm" draw:start-shape="id1" draw:start-glue-point="7" draw:end-shape="id4" draw:end-glue-point="5" svg:d="m11498 8999h2001v2001">
          <text:p/>
        </draw:connector>
        <draw:line draw:style-name="gr2" draw:text-style-name="P4" draw:layer="layout" svg:x1="9.5cm" svg:y1="7cm" svg:x2="9.5cm" svg:y2="8cm">
          <text:p/>
        </draw:line>
        <draw:frame draw:style-name="gr3" draw:text-style-name="P5" draw:layer="layout" svg:width="2.5cm" svg:height="0.75cm" svg:x="7cm" svg:y="8.25cm">
          <draw:text-box>
            <text:p text:style-name="P5"><text:span text:style-name="T1">sí</text:span></text:p>
          </draw:text-box>
        </draw:frame>
        <draw:frame draw:style-name="gr3" draw:text-style-name="P5" draw:layer="layout" svg:width="2.5cm" svg:height="0.75cm" svg:x="11.5cm" svg:y="8.25cm">
          <draw:text-box>
            <text:p text:style-name="P5"><text:span text:style-name="T1">no</text:span></text:p>
          </draw:text-box>
        </draw:frame>
        <draw:custom-shape draw:style-name="gr1" draw:text-style-name="P2" draw:id="id4" draw:layer="layout" svg:width="5cm" svg:height="1.5cm" svg:x="11cm" svg:y="11cm">
          <text:p text:style-name="P1"><text:span text:style-name="T1">Escribir “los números</text:span></text:p>
          <text:p text:style-name="P1"><text:span text:style-name="T1">no están ordenad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draw:id="id3" draw:layer="layout" svg:width="1cm" svg:height="1cm" svg:x="9cm" svg:y="13.5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4" draw:layer="layout" svg:x1="13.499cm" svg:y1="12.5cm" svg:x2="10cm" svg:y2="13.999cm" draw:start-shape="id4" draw:start-glue-point="8" draw:end-shape="id3" draw:end-glue-point="10" svg:d="m13499 12500v1499h-3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09-29T09:36:00</dc:date>
    <meta:editing-cycles>1</meta:editing-cycles>
    <meta:editing-duration>PT9M19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8"/>
  </office:meta>
</office:document-meta>
</file>